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07.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5" table:default-cell-style-name="Default"/>
        <table:table-column table:style-name="co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Default"/>
        <table:table-row table:style-name="ro1">
          <table:table-cell table:style-name="ce8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Date Issue</text:p>
          </table:table-cell>
          <table:table-cell table:style-name="ce10" office:value-type="string" calcext:value-type="string">
            <text:p>2017-01-23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# Pins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2" office:value-type="string" calcext:value-type="string">
            <text:p>74LS0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2" office:value-type="string" calcext:value-type="string">
            <text:p>74LS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2" office:value-type="string" calcext:value-type="string">
            <text:p>74LS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2" office:value-type="string" calcext:value-type="string">
            <text:p>25LS254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2" office:value-type="string" calcext:value-type="string">
            <text:p>74LS14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2" office:value-type="string" calcext:value-type="string">
            <text:p>MC1441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1:BOM.E6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00-00-00</text:date>, <text:time style:data-style-name="N2" text:time-value="16:03:57.532280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6:13:06.790138473</dc:date>
    <meta:editing-duration>PT3H10M49S</meta:editing-duration>
    <meta:editing-cycles>157</meta:editing-cycles>
    <meta:generator>LibreOffice/5.1.4.2$Linux_X86_64 LibreOffice_project/10m0$Build-2</meta:generator>
    <meta:print-date>2016-12-24T10:00:00.013584107</meta:print-date>
    <meta:document-statistic meta:table-count="2" meta:cell-count="465" meta:object-count="0"/>
  </office:meta>
</office:document-meta>
</file>